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64E0000054224E2B3F67.svm" manifest:media-type=""/>
  <manifest:file-entry manifest:full-path="Pictures/20000009000064E000005422DF145919.svm" manifest:media-type=""/>
  <manifest:file-entry manifest:full-path="Pictures/20000009000064E0000054C1E5F898C3.svm" manifest:media-type=""/>
  <manifest:file-entry manifest:full-path="Pictures/20000009000064E000005422CE9B929E.svm" manifest:media-type=""/>
  <manifest:file-entry manifest:full-path="Pictures/20000009000064E00000545716504F9F.svm" manifest:media-type=""/>
  <manifest:file-entry manifest:full-path="Pictures/20000009000064E000005422B8AD7515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236in"/>
    </style:style>
    <style:style style:name="co3" style:family="table-column">
      <style:table-column-properties fo:break-before="auto" style:column-width="4.9665in"/>
    </style:style>
    <style:style style:name="co4" style:family="table-column">
      <style:table-column-properties fo:break-before="auto" style:column-width="3.7898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8398in" fo:break-before="auto" style:use-optimal-row-height="false"/>
    </style:style>
    <style:style style:name="ro5" style:family="table-row">
      <style:table-row-properties style:row-height="1.9598in" fo:break-before="auto" style:use-optimal-row-height="false"/>
    </style:style>
    <style:style style:name="ro6" style:family="table-row">
      <style:table-row-properties style:row-height="2.1102in" fo:break-before="auto" style:use-optimal-row-height="false"/>
    </style:style>
    <style:style style:name="ro7" style:family="table-row">
      <style:table-row-properties style:row-height="1.9028in" fo:break-before="auto" style:use-optimal-row-height="false"/>
    </style:style>
    <style:style style:name="ro8" style:family="table-row">
      <style:table-row-properties style:row-height="1.9409in" fo:break-before="auto" style:use-optimal-row-height="false"/>
    </style:style>
    <style:style style:name="ro9" style:family="table-row">
      <style:table-row-properties style:row-height="2.0161in" fo:break-before="auto" style:use-optimal-row-height="false"/>
    </style:style>
    <style:style style:name="ro10" style:family="table-row">
      <style:table-row-properties style:row-height="1.422in" fo:break-before="auto" style:use-optimal-row-height="false"/>
    </style:style>
    <style:style style:name="ro11" style:family="table-row">
      <style:table-row-properties style:row-height="1.1681in" fo:break-before="auto" style:use-optimal-row-height="false"/>
    </style:style>
    <style:style style:name="ro12" style:family="table-row">
      <style:table-row-properties style:row-height="0.9598in" fo:break-before="auto" style:use-optimal-row-height="false"/>
    </style:style>
    <style:style style:name="ro13" style:family="table-row">
      <style:table-row-properties style:row-height="1in" fo:break-before="auto" style:use-optimal-row-height="false"/>
    </style:style>
    <style:style style:name="ro14" style:family="table-row">
      <style:table-row-properties style:row-height="1.0547in" fo:break-before="auto" style:use-optimal-row-height="false"/>
    </style:style>
    <style:style style:name="ro15" style:family="table-row">
      <style:table-row-properties style:row-height="1.2055in" fo:break-before="auto" style:use-optimal-row-height="false"/>
    </style:style>
    <style:style style:name="ro16" style:family="table-row">
      <style:table-row-properties style:row-height="1.1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 fo:margin-left="0in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in"/>
      <style:text-properties fo:color="#800000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04"/>
      <style:map style:condition="cell-content()=&quot;KO&quot;" style:apply-style-name="KO" style:base-cell-address="Sheet1.E104"/>
      <style:map style:condition="cell-content()=&quot;?&quot;" style:apply-style-name="_3f_" style:base-cell-address="Sheet1.E104"/>
    </style:style>
    <style:style style:name="ce9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04"/>
      <style:map style:condition="cell-content()=&quot;KO&quot;" style:apply-style-name="KO" style:base-cell-address="Sheet1.E104"/>
      <style:map style:condition="cell-content()=&quot;?&quot;" style:apply-style-name="_3f_" style:base-cell-address="Sheet1.E104"/>
    </style:style>
    <style:style style:name="ce10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18"/>
      <style:map style:condition="cell-content()=&quot;KO&quot;" style:apply-style-name="KO" style:base-cell-address="Sheet1.E118"/>
      <style:map style:condition="cell-content()=&quot;?&quot;" style:apply-style-name="_3f_" style:base-cell-address="Sheet1.E118"/>
    </style:style>
    <style:style style:name="ce11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19"/>
      <style:map style:condition="cell-content()=&quot;KO&quot;" style:apply-style-name="KO" style:base-cell-address="Sheet1.E119"/>
      <style:map style:condition="cell-content()=&quot;?&quot;" style:apply-style-name="_3f_" style:base-cell-address="Sheet1.E119"/>
    </style:style>
    <style:style style:name="ce12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21"/>
      <style:map style:condition="cell-content()=&quot;KO&quot;" style:apply-style-name="KO" style:base-cell-address="Sheet1.E121"/>
      <style:map style:condition="cell-content()=&quot;?&quot;" style:apply-style-name="_3f_" style:base-cell-address="Sheet1.E121"/>
    </style:style>
    <style:style style:name="ce13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22"/>
      <style:map style:condition="cell-content()=&quot;KO&quot;" style:apply-style-name="KO" style:base-cell-address="Sheet1.E122"/>
      <style:map style:condition="cell-content()=&quot;?&quot;" style:apply-style-name="_3f_" style:base-cell-address="Sheet1.E122"/>
    </style:style>
    <style:style style:name="ce14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35"/>
      <style:map style:condition="cell-content()=&quot;KO&quot;" style:apply-style-name="KO" style:base-cell-address="Sheet1.E135"/>
      <style:map style:condition="cell-content()=&quot;?&quot;" style:apply-style-name="_3f_" style:base-cell-address="Sheet1.E135"/>
    </style:style>
    <style:style style:name="ce15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map style:condition="cell-content()=&quot;OK&quot;" style:apply-style-name="OK" style:base-cell-address="Sheet1.E136"/>
      <style:map style:condition="cell-content()=&quot;KO&quot;" style:apply-style-name="KO" style:base-cell-address="Sheet1.E136"/>
      <style:map style:condition="cell-content()=&quot;?&quot;" style:apply-style-name="_3f_" style:base-cell-address="Sheet1.E136"/>
    </style:style>
    <style:style style:name="ce1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in"/>
      <style:map style:condition="cell-content()=&quot;OK&quot;" style:apply-style-name="OK" style:base-cell-address="Sheet1.E104"/>
      <style:map style:condition="cell-content()=&quot;KO&quot;" style:apply-style-name="KO" style:base-cell-address="Sheet1.E104"/>
      <style:map style:condition="cell-content()=&quot;?&quot;" style:apply-style-name="_3f_" style:base-cell-address="Sheet1.E104"/>
    </style:style>
    <style:style style:name="ce17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start" fo:margin-left="0in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 Black"/>
    </style:style>
    <style:style style:name="T2" style:family="text">
      <style:text-properties style:font-name="Liberation Sans Narrow"/>
    </style:style>
    <style:style style:name="T3" style:family="text">
      <style:text-properties style:font-name="Liberation Sans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.1665in" svg:height="8.4791in" svg:x="0.8886in" svg:y="0.1776in">
            <draw:image xlink:href="Pictures/20000009000064E000005422B8AD7515.svm" xlink:type="simple" xlink:show="embed" xlink:actuate="onLoad">
              <text:p/>
            </draw:image>
          </draw:frame>
          <draw:frame draw:z-index="1" draw:name="Image 2" draw:style-name="gr1" draw:text-style-name="P1" svg:width="10.1665in" svg:height="8.5in" svg:x="12.4441in" svg:y="0.1776in">
            <draw:image xlink:href="Pictures/20000009000064E00000545716504F9F.svm" xlink:type="simple" xlink:show="embed" xlink:actuate="onLoad">
              <text:p/>
            </draw:image>
          </draw:frame>
          <draw:frame draw:z-index="2" draw:name="Image 3" draw:style-name="gr1" draw:text-style-name="P1" svg:width="10.1665in" svg:height="8.4791in" svg:x="24in" svg:y="0.1776in">
            <draw:image xlink:href="Pictures/20000009000064E000005422CE9B929E.svm" xlink:type="simple" xlink:show="embed" xlink:actuate="onLoad">
              <text:p/>
            </draw:image>
          </draw:frame>
          <draw:frame draw:z-index="3" draw:name="Image 4" draw:style-name="gr1" draw:text-style-name="P1" svg:width="10.1665in" svg:height="8.5417in" svg:x="0.8886in" svg:y="8.8886in">
            <draw:image xlink:href="Pictures/20000009000064E0000054C1E5F898C3.svm" xlink:type="simple" xlink:show="embed" xlink:actuate="onLoad">
              <text:p/>
            </draw:image>
          </draw:frame>
          <draw:frame draw:z-index="4" draw:name="Image 5" draw:style-name="gr1" draw:text-style-name="P1" svg:width="10.1665in" svg:height="8.4791in" svg:x="12.4441in" svg:y="8.8886in">
            <draw:image xlink:href="Pictures/20000009000064E000005422DF145919.svm" xlink:type="simple" xlink:show="embed" xlink:actuate="onLoad">
              <text:p/>
            </draw:image>
          </draw:frame>
          <draw:frame draw:z-index="5" draw:name="Image 6" draw:style-name="gr1" draw:text-style-name="P1" svg:width="10.1665in" svg:height="8.4791in" svg:x="24in" svg:y="8.8886in">
            <draw:image xlink:href="Pictures/20000009000064E0000054224E2B3F67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99">
          <table:table-cell table:number-columns-repeated="1024"/>
        </table:table-row>
        <table:table-row table:style-name="ro2">
          <table:table-cell/>
          <table:table-cell table:style-name="ce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Fonctionnalités</text:p>
          </table:table-cell>
          <table:table-cell table:style-name="ce3" office:value-type="string" calcext:value-type="string">
            <text:p>Actions à tester</text:p>
          </table:table-cell>
          <table:table-cell table:style-name="ce7" office:value-type="string" calcext:value-type="string">
            <text:p>Résultat attendu</text:p>
          </table:table-cell>
          <table:table-cell table:style-name="ce7" office:value-type="string" calcext:value-type="string">
            <text:p>OK/KO</text:p>
          </table:table-cell>
          <table:table-cell table:style-name="ce17" office:value-type="string" calcext:value-type="string">
            <text:p>Commentaires</text:p>
          </table:table-cell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Onglet Fichiers</text:p>
          </table:table-cell>
          <table:covered-table-cell table:style-name="ce3"/>
          <table:covered-table-cell table:number-columns-repeated="2" table:style-name="ce7"/>
          <table:covered-table-cell table:style-name="ce17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Ajouter une piste vidéo</text:p>
          </table:table-cell>
          <table:table-cell table:style-name="ce5" office:value-type="string" calcext:value-type="string" table:number-columns-spanned="1" table:number-rows-spanned="4">
            <text:p>Dans l'onglet <text:span text:style-name="T1">Fichiers</text:span> partie<text:span text:style-name="T1"> a</text:span> appuyer sur “ajouter” et séléctionner le fichier à ajouter</text:p>
          </table:table-cell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</text:span><text:span text:style-name="T1"> a </text:span><text:span text:style-name="T3">: nom du fichier dans la liste</text:span></text:p>
            <text:p><text:span text:style-name="T3">Zone </text:span><text:span text:style-name="T1">c</text:span><text:span text:style-name="T3"> : apparitions des streams et de leurs options</text:span></text:p>
            <text:p/>
            <text:p><text:span text:style-name="T3">onglet </text:span><text:span text:style-name="T1">Vidéo </text:span><text:span text:style-name="T3">: </text:span></text:p>
            <text:p>Apparition d'un onglet au nom de la vidéo et contenant les différentes options modifiables de la piste</text:p>
            <text:p/>
            <text:p>onglet <text:span text:style-name="T1">Encodage </text:span><text:span text:style-name="T2">:</text:span></text:p>
            <text:p><text:span text:style-name="T3">Zone </text:span><text:span text:style-name="T1">c</text:span><text:span text:style-name="T3"> : apparitions des streams et de leurs options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>
            <text:p>Ajouter une piste audio</text:p>
          </table:table-cell>
          <table:covered-table-cell table:style-name="ce5"/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</text:span><text:span text:style-name="T1"> a </text:span><text:span text:style-name="T3">: nom du fichier dans la liste</text:span></text:p>
            <text:p><text:span text:style-name="T3">Zone </text:span><text:span text:style-name="T1">c</text:span><text:span text:style-name="T3"> : apparitions des streams et de leurs options</text:span></text:p>
            <text:p/>
            <text:p><text:span text:style-name="T3">onglet </text:span><text:span text:style-name="T1">Audio </text:span><text:span text:style-name="T3">: </text:span></text:p>
            <text:p>Apparition d'un onglet au nom de la vidéo et contenant les différentes options modifiables de la piste</text:p>
            <text:p/>
            <text:p>onglet <text:span text:style-name="T1">Encodage </text:span><text:span text:style-name="T2">:</text:span></text:p>
            <text:p><text:span text:style-name="T3">Zone </text:span><text:span text:style-name="T1">c</text:span><text:span text:style-name="T3"> : apparitions des streams et de leurs options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Ajouter une piste de sous-titre</text:p>
          </table:table-cell>
          <table:covered-table-cell table:style-name="ce5"/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</text:span><text:span text:style-name="T1"> a </text:span><text:span text:style-name="T3">: nom du fichier dans la liste</text:span></text:p>
            <text:p><text:span text:style-name="T3">Zone </text:span><text:span text:style-name="T1">c</text:span><text:span text:style-name="T3"> : apparitions des streams et de leurs options</text:span></text:p>
            <text:p/>
            <text:p><text:span text:style-name="T3">onglet </text:span><text:span text:style-name="T1">Sous-titres </text:span><text:span text:style-name="T3">: </text:span></text:p>
            <text:p>Apparition d'un onglet au nom de la vidéo et contenant les différentes options modifiables de la piste</text:p>
            <text:p/>
            <text:p>onglet <text:span text:style-name="T1">Encodage </text:span><text:span text:style-name="T2">:</text:span></text:p>
            <text:p><text:span text:style-name="T3">Zone </text:span><text:span text:style-name="T1">c</text:span><text:span text:style-name="T3"> : apparitions des streams et de leurs options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Ajouter une pièce jointe (tout autre type de fichier)</text:p>
          </table:table-cell>
          <table:covered-table-cell table:style-name="ce5"/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</text:span><text:span text:style-name="T1"> a </text:span><text:span text:style-name="T3">: nom du fichier dans la liste</text:span></text:p>
            <text:p><text:span text:style-name="T3">Zone </text:span><text:span text:style-name="T1">c</text:span><text:span text:style-name="T3"> : incrément du nombre de pièces jointes</text:span></text:p>
            <text:p/>
            <text:p><text:span text:style-name="T3">onglet </text:span><text:span text:style-name="T1">Informations </text:span><text:span text:style-name="T3">: </text:span></text:p>
            <text:p><text:span text:style-name="T3">Zone </text:span><text:span text:style-name="T1">c</text:span><text:span text:style-name="T3"> : apparition du nom du fichier dans la liste</text:span></text:p>
            <text:p><text:span text:style-name="T3">Si la pièce jointe est une image :</text:span></text:p>
            <text:p>      <text:span text:style-name="T3">Zone </text:span><text:span text:style-name="T1">b &amp; d</text:span><text:span text:style-name="T3"> : apparition du nom du fichier dans les    deux listes déroulantes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Appliquer une préconfiguration</text:p>
          </table:table-cell>
          <table:table-cell table:style-name="ce5" office:value-type="string" calcext:value-type="string">
            <text:p>Dans l'onglet <text:span text:style-name="T1">Fichiers</text:span> partie<text:span text:style-name="T1"> b</text:span> séléctionner une préconfiguration dans la liste déroulante.</text:p>
          </table:table-cell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 </text:span><text:span text:style-name="T1">c</text:span><text:span text:style-name="T3"> : Toutes les pistes doivent êtres notée comme supportée</text:span></text:p>
            <text:p/>
            <text:p><text:span text:style-name="T3">onglets </text:span><text:span text:style-name="T1">Vidéo, Audio, Sous-titres </text:span><text:span text:style-name="T3">: les composantes des flux doivent réspecter la préconfiguration</text:span></text:p>
            <text:p/>
            <text:p><text:span text:style-name="T3">onglet </text:span><text:span text:style-name="T1">Encodage </text:span><text:span text:style-name="T3">: </text:span></text:p>
            <text:p><text:span text:style-name="T3">Zone </text:span><text:span text:style-name="T1">c</text:span><text:span text:style-name="T3"> : Toutes les pistes doivent êtres notée comme supportée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Choisir le fichier d'export</text:p>
          </table:table-cell>
          <table:table-cell table:style-name="ce5" office:value-type="string" calcext:value-type="string">
            <text:p>Dans l'onglet <text:span text:style-name="T1">Fichiers</text:span> partie<text:span text:style-name="T1"> d</text:span> appuyer sur le bouton “...” pour séléctionner le fichier d'export</text:p>
          </table:table-cell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 </text:span><text:span text:style-name="T1">d</text:span><text:span text:style-name="T3"> : Le nom du fichier d'export apparaitra dans le champs à gauche des “...”</text:span></text:p>
            <text:p/>
            <text:p><text:span text:style-name="T3">onglet </text:span><text:span text:style-name="T1">Encodage </text:span><text:span text:style-name="T3">: </text:span></text:p>
            <text:p><text:span text:style-name="T3">Zone </text:span><text:span text:style-name="T1">d</text:span><text:span text:style-name="T3"> : Le nom du fichier apparaitra comme nom de projet dans la liste des projets en cours.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1">
          <table:table-cell/>
          <table:table-cell table:style-name="ce5" office:value-type="string" calcext:value-type="string">
            <text:p>Récupérer les infos d'un film stocké dans une base </text:p>
          </table:table-cell>
          <table:table-cell table:style-name="ce5" office:value-type="string" calcext:value-type="string">
            <text:p>Dans l'onglet <text:span text:style-name="T1">Fichiers</text:span> partie<text:span text:style-name="T1"> d</text:span> </text:p>
            <text:p>- Remplir les champs “Nom film”, “Url dépot” et clef user</text:p>
            <text:p>- Appuyer sur le bouton “Get infos”</text:p>
          </table:table-cell>
          <table:table-cell table:style-name="ce5" office:value-type="string" calcext:value-type="string">
            <text:p>onglet <text:span text:style-name="T1">Fichiers </text:span><text:span text:style-name="T2">:</text:span></text:p>
            <text:p><text:span text:style-name="T3">Zone </text:span><text:span text:style-name="T1">d</text:span><text:span text:style-name="T3"> : un message apparait pour indiquer que les informations ont été récupérées</text:span></text:p>
            <text:p/>
            <text:p><text:span text:style-name="T3">onglet </text:span><text:span text:style-name="T1">Informations </text:span><text:span text:style-name="T3">: </text:span></text:p>
            <text:p>Les champs d'information du fichier seronts remplis</text:p>
          </table:table-cell>
          <table:table-cell table:style-name="ce8" office:value-type="string" calcext:value-type="string">
            <text:p>KO</text:p>
          </table:table-cell>
          <table:table-cell table:style-name="ce5" office:value-type="string" calcext:value-type="string">
            <text:p>Manque message</text:p>
            <text:p>Manque la gestion en Base de donnée pour récupérer les champs</text:p>
          </table:table-cell>
          <table:table-cell table:number-columns-repeated="1018"/>
        </table:table-row>
        <table:table-row table:style-name="ro12">
          <table:table-cell/>
          <table:table-cell table:style-name="ce4" office:value-type="string" calcext:value-type="string" table:number-columns-spanned="5" table:number-rows-spanned="1">
            <text:p>Onglet Vidéo</text:p>
          </table:table-cell>
          <table:covered-table-cell table:number-columns-repeated="2" table:style-name="ce5"/>
          <table:covered-table-cell table:style-name="ce9"/>
          <table:covered-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Passer d'un flux vidéo à l'autre</text:p>
          </table:table-cell>
          <table:table-cell table:style-name="ce5" office:value-type="string" calcext:value-type="string">
            <text:p>Dans l'onglet <text:span text:style-name="T1">Vidéo</text:span> </text:p>
            <text:p>- Passer d'un sous-onglet à l'autre afin de passer d'un flux à l'autre</text:p>
          </table:table-cell>
          <table:table-cell table:style-name="ce5" office:value-type="string" calcext:value-type="string">
            <text:p>onglet <text:span text:style-name="T1">Vidéo </text:span><text:span text:style-name="T2">:</text:span></text:p>
            <text:p><text:span text:style-name="T3">Zone </text:span><text:span text:style-name="T1">a</text:span><text:span text:style-name="T3"> : on peux voir les composantes du flux changer en fonction du flux </text:span></text:p>
            <text:p/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Changer les composantes d'un flux</text:p>
          </table:table-cell>
          <table:table-cell table:style-name="ce5" office:value-type="string" calcext:value-type="string">
            <text:p>Dans l'onglet <text:span text:style-name="T1">Vidéo</text:span> partie <text:span text:style-name="T1">a</text:span></text:p>
            <text:p>- Changer l'une des composantes vidéo</text:p>
            <text:p>- Lancer le transcodage</text:p>
            <text:p>- Charger le mkv généré</text:p>
          </table:table-cell>
          <table:table-cell table:style-name="ce5" office:value-type="string" calcext:value-type="string">
            <text:p>onglet <text:span text:style-name="T1">Vidéo </text:span><text:span text:style-name="T2">:</text:span></text:p>
            <text:p><text:span text:style-name="T3">Zone </text:span><text:span text:style-name="T1">a</text:span><text:span text:style-name="T3"> : on peux voir les composantes de base du nouveau flux correspondre au composantes changé précédamment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4">
          <table:table-cell/>
          <table:table-cell table:style-name="ce5" office:value-type="string" calcext:value-type="string">
            <text:p>Changer le crop d'une vidéo</text:p>
          </table:table-cell>
          <table:table-cell table:style-name="ce5" office:value-type="string" calcext:value-type="string">
            <text:p>Dans l'onglet <text:span text:style-name="T1">Vidéo</text:span> partie <text:span text:style-name="T1">d</text:span></text:p>
            <text:p>- Appuyer sur “Charger le flux vidéo”</text:p>
            <text:p>- Appuyer sur “Play” </text:p>
            <text:p/>
            <text:p>Dans l'onglet <text:span text:style-name="T1">Vidéo</text:span> partie <text:span text:style-name="T1">b</text:span></text:p>
            <text:p>- Modifier les valeurs “gauche”,”haut”,”bas” ou encore “droite”</text:p>
          </table:table-cell>
          <table:table-cell table:style-name="ce5" office:value-type="string" calcext:value-type="string">
            <text:p>onglet <text:span text:style-name="T1">Vidéo </text:span><text:span text:style-name="T2">:</text:span></text:p>
            <text:p><text:span text:style-name="T3">Zone </text:span><text:span text:style-name="T1">d</text:span><text:span text:style-name="T3"> : on peux voir les la vidéo bouger en direct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Modifier le point d'entrée d'une vidéo</text:p>
          </table:table-cell>
          <table:table-cell table:style-name="ce5" office:value-type="string" calcext:value-type="string">
            <text:p>Dans l'onglet <text:span text:style-name="T1">Vidéo</text:span> partie <text:span text:style-name="T1">d</text:span></text:p>
            <text:p>- Appuyer sur “Charger le flux vidéo”</text:p>
            <text:p>- Modifier la valeur du point d'entré</text:p>
            <text:p>- Appuyer sur “Play” </text:p>
            <text:p/>
          </table:table-cell>
          <table:table-cell table:style-name="ce5" office:value-type="string" calcext:value-type="string">
            <text:p>onglet <text:span text:style-name="T1">Vidéo </text:span><text:span text:style-name="T2">:</text:span></text:p>
            <text:p><text:span text:style-name="T3">Zone </text:span><text:span text:style-name="T1">d</text:span><text:span text:style-name="T3"> : on peux voir la vidéo commencer au point d'entré précédemment séléctionné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Modifier le point de sortie d'une vidéo</text:p>
          </table:table-cell>
          <table:table-cell table:style-name="ce5" office:value-type="string" calcext:value-type="string">
            <text:p>Dans l'onglet <text:span text:style-name="T1">Vidéo</text:span> partie <text:span text:style-name="T1">d</text:span></text:p>
            <text:p>- Appuyer sur “Charger le flux vidéo”</text:p>
            <text:p>- Modifier la valeur du point de sortie</text:p>
            <text:p>- Appuyer sur “Play” </text:p>
            <text:p/>
          </table:table-cell>
          <table:table-cell table:style-name="ce5" office:value-type="string" calcext:value-type="string">
            <text:p>onglet <text:span text:style-name="T1">Vidéo </text:span><text:span text:style-name="T2">:</text:span></text:p>
            <text:p><text:span text:style-name="T3">Zone </text:span><text:span text:style-name="T1">d</text:span><text:span text:style-name="T3"> : on peux voir la vidéo finire au point de sortie précédemment séléctionné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2">
          <table:table-cell/>
          <table:table-cell table:style-name="ce4" office:value-type="string" calcext:value-type="string" table:number-columns-spanned="5" table:number-rows-spanned="1">
            <text:p>Onglet Audio</text:p>
          </table:table-cell>
          <table:covered-table-cell table:number-columns-repeated="2" table:style-name="ce5"/>
          <table:covered-table-cell table:style-name="ce9"/>
          <table:covered-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Passer d'un flux vidéo à l'autre</text:p>
          </table:table-cell>
          <table:table-cell table:style-name="ce5" office:value-type="string" calcext:value-type="string">
            <text:p>Dans l'onglet <text:span text:style-name="T1">Audio</text:span> </text:p>
            <text:p>- Passer d'un sous-onglet à l'autre afin de passer d'un flux à l'autre</text:p>
          </table:table-cell>
          <table:table-cell table:style-name="ce5" office:value-type="string" calcext:value-type="string">
            <text:p>onglet <text:span text:style-name="T1">Audio </text:span><text:span text:style-name="T2">:</text:span></text:p>
            <text:p><text:span text:style-name="T3">Zone </text:span><text:span text:style-name="T1">a</text:span><text:span text:style-name="T3"> : on peux voir les composantes du flux changer en fonction du flux </text:span></text:p>
            <text:p/>
          </table:table-cell>
          <table:table-cell table:style-name="ce10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Changer les composantes d'un flux</text:p>
          </table:table-cell>
          <table:table-cell table:style-name="ce5" office:value-type="string" calcext:value-type="string">
            <text:p>Dans l'onglet <text:span text:style-name="T1">Audio</text:span> partie <text:span text:style-name="T1">a</text:span></text:p>
            <text:p>- Changer l'une des composantes audio</text:p>
            <text:p>- Lancer le transcodage</text:p>
            <text:p>- Charger le mkv généré</text:p>
          </table:table-cell>
          <table:table-cell table:style-name="ce5" office:value-type="string" calcext:value-type="string">
            <text:p>onglet <text:span text:style-name="T1">Audio </text:span><text:span text:style-name="T2">:</text:span></text:p>
            <text:p><text:span text:style-name="T3">Zone </text:span><text:span text:style-name="T1">a</text:span><text:span text:style-name="T3"> : on peux voir les composantes de base du nouveau flux correspondre au composantes changé précédamment</text:span></text:p>
          </table:table-cell>
          <table:table-cell table:style-name="ce11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4" office:value-type="string" calcext:value-type="string" table:number-columns-spanned="5" table:number-rows-spanned="1">
            <text:p>Onglet Subtitle</text:p>
          </table:table-cell>
          <table:covered-table-cell table:number-columns-repeated="2" table:style-name="ce5"/>
          <table:covered-table-cell table:style-name="ce9"/>
          <table:covered-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Passer d'un flux vidéo à l'autre</text:p>
          </table:table-cell>
          <table:table-cell table:style-name="ce5" office:value-type="string" calcext:value-type="string">
            <text:p>Dans l'onglet <text:span text:style-name="T1">Subtitle</text:span> </text:p>
            <text:p>- Passer d'un sous-onglet à l'autre afin de passer d'un flux à l'autre</text:p>
          </table:table-cell>
          <table:table-cell table:style-name="ce5" office:value-type="string" calcext:value-type="string">
            <text:p>onglet <text:span text:style-name="T1">Subtitle :</text:span></text:p>
            <text:p><text:span text:style-name="T3">Zone </text:span><text:span text:style-name="T1">a</text:span><text:span text:style-name="T3"> : on peux voir les composantes du flux changer en fonction du flux </text:span></text:p>
            <text:p/>
          </table:table-cell>
          <table:table-cell table:style-name="ce12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Changer les composantes d'un flux</text:p>
          </table:table-cell>
          <table:table-cell table:style-name="ce5" office:value-type="string" calcext:value-type="string">
            <text:p>Dans l'onglet <text:span text:style-name="T1">Subtitle</text:span> partie <text:span text:style-name="T1">a</text:span></text:p>
            <text:p>- Changer l'une des composantes du sous-titre</text:p>
            <text:p>- Lancer le transcodage</text:p>
            <text:p>- Charger le mkv généré</text:p>
          </table:table-cell>
          <table:table-cell table:style-name="ce5" office:value-type="string" calcext:value-type="string">
            <text:p>onglet <text:span text:style-name="T1">Subtitle </text:span><text:span text:style-name="T2">:</text:span></text:p>
            <text:p><text:span text:style-name="T3">Zone </text:span><text:span text:style-name="T1">a</text:span><text:span text:style-name="T3"> : on peux voir les composantes de base du nouveau flux correspondre au composantes changé précédamment</text:span></text:p>
          </table:table-cell>
          <table:table-cell table:style-name="ce13" office:value-type="string" calcext:value-type="string">
            <text:p>KO</text:p>
          </table:table-cell>
          <table:table-cell table:style-name="ce5" office:value-type="string" calcext:value-type="string">
            <text:p>Encoding detection / change doesn't work</text:p>
          </table:table-cell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Visualiser les sous titres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Charger un fichier de sous titres</text:p>
          </table:table-cell>
          <table:table-cell table:style-name="ce5" office:value-type="string" calcext:value-type="string">
            <text:p>onglet <text:span text:style-name="T1">Subtitle </text:span><text:span text:style-name="T2">:</text:span></text:p>
            <text:p><text:span text:style-name="T3">Zone </text:span><text:span text:style-name="T1">b</text:span><text:span text:style-name="T3"> : on peux voir le contenu des sous-titres 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Visualiser les sous titres sur une vidéo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Charger un fichier de sous titres</text:p>
            <text:p>- Charger une vidéo</text:p>
            <text:p>Dans l'onglet <text:span text:style-name="T1">Subtitle</text:span> partie <text:span text:style-name="T1">c</text:span></text:p>
            <text:p>- Séléctionner la vidéo à lire</text:p>
            <text:p>- Appuyer sur “play”</text:p>
          </table:table-cell>
          <table:table-cell table:style-name="ce5" office:value-type="string" calcext:value-type="string">
            <text:p>onglet <text:span text:style-name="T1">Subtitle </text:span><text:span text:style-name="T2">:</text:span></text:p>
            <text:p><text:span text:style-name="T3">Zone </text:span><text:span text:style-name="T1">c</text:span><text:span text:style-name="T3"> : on peux voir le contenu des sous-titres sur la vidéo </text:span></text:p>
          </table:table-cell>
          <table:table-cell table:style-name="ce8" office:value-type="string" calcext:value-type="string">
            <text:p>KO</text:p>
          </table:table-cell>
          <table:table-cell table:style-name="ce5" office:value-type="string" calcext:value-type="string">
            <text:p>Le lecteur vidéo ne lit pas les sous-titres non incorporés</text:p>
          </table:table-cell>
          <table:table-cell table:number-columns-repeated="1018"/>
        </table:table-row>
        <table:table-row table:style-name="ro13">
          <table:table-cell/>
          <table:table-cell table:style-name="ce4" office:value-type="string" calcext:value-type="string" table:number-columns-spanned="5" table:number-rows-spanned="1">
            <text:p>Onglet Information</text:p>
          </table:table-cell>
          <table:covered-table-cell table:number-columns-repeated="2" table:style-name="ce5"/>
          <table:covered-table-cell table:style-name="ce9"/>
          <table:covered-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Remplir les champs d'informations</text:p>
          </table:table-cell>
          <table:table-cell table:style-name="ce5" office:value-type="string" calcext:value-type="string">
            <text:p>Dans l'onglet Information partie a</text:p>
            <text:p>- remplir les champs d'information</text:p>
            <text:p>- Encoder </text:p>
            <text:p>- Utilisez un utilitaire tel mkvExtract pour récupérer le xml d'information</text:p>
          </table:table-cell>
          <table:table-cell table:style-name="ce5" office:value-type="string" calcext:value-type="string">
            <text:p>Dans le xml d'information on peux retrouver tout les champs remplis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Séléctionner l'affiche du film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une image dans les pieces jointes du projet en appuyant sur “Ajouter”</text:p>
            <text:p>Dans l'onglet <text:span text:style-name="T1">Information</text:span> partie <text:span text:style-name="T1">b</text:span></text:p>
            <text:p>- Séléctionner l'image </text:p>
            <text:p/>
          </table:table-cell>
          <table:table-cell table:style-name="ce5" office:value-type="string" calcext:value-type="string">
            <text:p>onglet <text:span text:style-name="T1">Information </text:span><text:span text:style-name="T2">:</text:span></text:p>
            <text:p><text:span text:style-name="T3">Zone </text:span><text:span text:style-name="T1">b</text:span><text:span text:style-name="T3"> : on peux voir l'image s'afficher</text:span></text:p>
            <text:p><text:span text:style-name="T3"/></text:p>
            <text:p><text:span text:style-name="T3">De plus en utilisant un utilitaire tel mkvExtract, on peux récupérer l'affiche du film, au nom “affiche”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Séléctionner l'appercu du film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une image dans les pieces jointes du projet en appuyant sur “Ajouter”</text:p>
            <text:p>Dans l'onglet <text:span text:style-name="T1">Information</text:span> partie <text:span text:style-name="T1">b</text:span></text:p>
            <text:p>- Séléctionner l'image </text:p>
            <text:p/>
          </table:table-cell>
          <table:table-cell table:style-name="ce5" office:value-type="string" calcext:value-type="string">
            <text:p>onglet <text:span text:style-name="T1">Information </text:span><text:span text:style-name="T2">:</text:span></text:p>
            <text:p><text:span text:style-name="T3">Zone </text:span><text:span text:style-name="T1">c</text:span><text:span text:style-name="T3"> : on peux voir l'image s'afficher</text:span></text:p>
            <text:p><text:span text:style-name="T3"/></text:p>
            <text:p><text:span text:style-name="T3">De plus en utilisant un utilitaire tel mkvExtract, on peux récupérer l'affiche du film, au nom “affiche”</text:span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Visionner la liste des pièces jointes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des pieces jointes en appuyant sur “Ajouter”</text:p>
            <text:p/>
          </table:table-cell>
          <table:table-cell table:style-name="ce5" office:value-type="string" calcext:value-type="string">
            <text:p>onglet <text:span text:style-name="T1">Information </text:span><text:span text:style-name="T2">:</text:span></text:p>
            <text:p><text:span text:style-name="T3">Zone </text:span><text:span text:style-name="T1">d</text:span><text:span text:style-name="T3"> : on peux voir la liste des pièces jointes</text:span></text:p>
            <text:p><text:span text:style-name="T3"/>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4" office:value-type="string" calcext:value-type="string" table:number-columns-spanned="5" table:number-rows-spanned="1">
            <text:p>Onglet Encodage</text:p>
          </table:table-cell>
          <table:covered-table-cell table:number-columns-repeated="2" table:style-name="ce5"/>
          <table:covered-table-cell table:style-name="ce9"/>
          <table:covered-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Séléctionner l'empreinte du fichier</text:p>
          </table:table-cell>
          <table:table-cell table:style-name="ce5" office:value-type="string" calcext:value-type="string">
            <text:p>Dans l'onglet <text:span text:style-name="T1">Encodage</text:span> partie <text:span text:style-name="T1">a</text:span></text:p>
            <text:p>- Séléctionner SHA1 ou MD5</text:p>
            <text:p>- Utilisez un utilitaire tel mkvExtract pour récupérer le xml d'information</text:p>
          </table:table-cell>
          <table:table-cell table:style-name="ce5" office:value-type="string" calcext:value-type="string">
            <text:p>Dans le xml d'information on peux retrouver un lien vers le SHA1 ou le MD précédamment généré</text:p>
          </table:table-cell>
          <table:table-cell table:style-name="ce8" office:value-type="string" calcext:value-type="string">
            <text:p>KO</text:p>
          </table:table-cell>
          <table:table-cell table:style-name="ce5" office:value-type="string" calcext:value-type="string">
            <text:p>La base de donnée ne permet pas encore d'ajouter une empreinte de fichier</text:p>
          </table:table-cell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Afficher les flux et indiquer l'état de la validation OCPM</text:p>
          </table:table-cell>
          <table:table-cell table:style-name="ce5" office:value-type="string" calcext:value-type="string">
            <text:p>Dans l'onglet Fichier partie a</text:p>
            <text:p>- Ajouter plusieurs flux vidéo/audio/subtitles</text:p>
            <text:p/>
            <text:p>Dans l'onglet Information partie a</text:p>
            <text:p>- remplir plusieurs champs d'information</text:p>
          </table:table-cell>
          <table:table-cell table:style-name="ce5" office:value-type="string" calcext:value-type="string">
            <text:p>onglet <text:span text:style-name="T1">Encodage</text:span> :</text:p>
            <text:p>Zone <text:span text:style-name="T1">c</text:span> : on peux voir la liste des flux avec l'indication de s'il sont valident ou pas et le nombre de champs d'information restant à remplir</text:p>
            <text:p/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>
            <text:p>Lancer l'encodage et l'empaquetage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plusieurs flux vidéo/audio/subtitles</text:p>
            <text:p/>
            <text:p>Dans l'onglet <text:span text:style-name="T1">Encodage</text:span> partie <text:span text:style-name="T1">e</text:span></text:p>
            <text:p>- Appuyer sur “encoder”</text:p>
          </table:table-cell>
          <table:table-cell table:style-name="ce5" office:value-type="string" calcext:value-type="string">
            <text:p>onglet <text:span text:style-name="T1">Encodage</text:span> :</text:p>
            <text:p>Zone <text:span text:style-name="T1">b</text:span> : On peux voir l'encodage se lancer dans le log</text:p>
            <text:p>Zone <text:span text:style-name="T1">c</text:span> : On peux voir la barre d'avancement commencer à avancer</text:p>
            <text:p/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6">
          <table:table-cell/>
          <table:table-cell table:style-name="ce5" office:value-type="string" calcext:value-type="string">
            <text:p>Stopper l'encodage et l'empaquetage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plusieurs flux vidéo/audio/subtitles</text:p>
            <text:p/>
            <text:p>Dans l'onglet <text:span text:style-name="T1">Encodage</text:span> partie <text:span text:style-name="T1">e</text:span></text:p>
            <text:p>- Appuyer sur “encoder”</text:p>
            <text:p>- Appuyer sur “Stop”</text:p>
          </table:table-cell>
          <table:table-cell table:style-name="ce5" office:value-type="string" calcext:value-type="string">
            <text:p>onglet <text:span text:style-name="T1">Encodage</text:span> :</text:p>
            <text:p>Zone <text:span text:style-name="T1">b</text:span> : On peux voir l'encodage s'arreter dans le log</text:p>
            <text:p>Zone <text:span text:style-name="T1">c</text:span> : On peux voir la barre d'avancement s'arreter</text:p>
            <text:p/>
          </table:table-cell>
          <table:table-cell table:style-name="ce8" office:value-type="string" calcext:value-type="string">
            <text:p>OK</text:p>
          </table:table-cell>
          <table:table-cell table:style-name="ce5" office:value-type="string" calcext:value-type="string">
            <text:p>Attention l'arret peut prendre du temps, car on finit toujours l'encodage en cours</text:p>
          </table:table-cell>
          <table:table-cell table:number-columns-repeated="1018"/>
        </table:table-row>
        <table:table-row table:style-name="ro16">
          <table:table-cell/>
          <table:table-cell table:style-name="ce5" office:value-type="string" calcext:value-type="string">
            <text:p>Mettre en pause l'encodage et l'empaquetage</text:p>
          </table:table-cell>
          <table:table-cell table:style-name="ce5" office:value-type="string" calcext:value-type="string">
            <text:p>Dans l'onglet <text:span text:style-name="T1">Fichier</text:span> partie <text:span text:style-name="T1">a</text:span></text:p>
            <text:p>- Ajouter plusieurs flux vidéo/audio/subtitles</text:p>
            <text:p/>
            <text:p>Dans l'onglet <text:span text:style-name="T1">Encodage</text:span> partie <text:span text:style-name="T1">e</text:span></text:p>
            <text:p>- Appuyer sur “encoder”</text:p>
            <text:p>- Appuyer sur “Pause”</text:p>
          </table:table-cell>
          <table:table-cell table:style-name="ce5" office:value-type="string" calcext:value-type="string">
            <text:p>onglet <text:span text:style-name="T1">Encodage</text:span> :</text:p>
            <text:p>Zone <text:span text:style-name="T1">b</text:span> : On peux voir l'encodage s'arreter dans le log</text:p>
            <text:p>Zone <text:span text:style-name="T1">c</text:span> : On peux voir la barre d'avancement s'arreter</text:p>
            <text:p/>
          </table:table-cell>
          <table:table-cell table:style-name="ce14" office:value-type="string" calcext:value-type="string">
            <text:p>OK</text:p>
          </table:table-cell>
          <table:table-cell table:style-name="ce5" office:value-type="string" calcext:value-type="string">
            <text:p>Attention la mise en pause peut prendre du temps, car on finit toujours l'encodage en cours</text:p>
          </table:table-cell>
          <table:table-cell table:number-columns-repeated="1018"/>
        </table:table-row>
        <table:table-row table:style-name="ro16">
          <table:table-cell/>
          <table:table-cell table:style-name="ce5" table:number-columns-repeated="3"/>
          <table:table-cell table:style-name="ce15"/>
          <table:table-cell table:style-name="ce5"/>
          <table:table-cell table:number-columns-repeated="1018"/>
        </table:table-row>
        <table:table-row table:style-name="ro13" table:number-rows-repeated="29">
          <table:table-cell/>
          <table:table-cell table:style-name="ce5" table:number-columns-repeated="3"/>
          <table:table-cell table:style-name="ce8"/>
          <table:table-cell table:style-name="ce5"/>
          <table:table-cell table:number-columns-repeated="1018"/>
        </table:table-row>
        <table:table-row table:style-name="ro1" table:number-rows-repeated="46">
          <table:table-cell/>
          <table:table-cell table:style-name="ce5" table:number-columns-repeated="3"/>
          <table:table-cell table:style-name="ce8"/>
          <table:table-cell table:style-name="ce5"/>
          <table:table-cell table:number-columns-repeated="1018"/>
        </table:table-row>
        <table:table-row table:style-name="ro1" table:number-rows-repeated="41">
          <table:table-cell table:number-columns-repeated="4"/>
          <table:table-cell table:style-name="ce16"/>
          <table:table-cell table:number-columns-repeated="1019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37:Sheet1.E252 Sheet1.E104:Sheet1.E117 Sheet1.E120:Sheet1.E120 Sheet1.E123:Sheet1.E134">
            <calcext:condition calcext:apply-style-name="OK" calcext:value="=&quot;OK&quot;" calcext:base-cell-address="Sheet1.E104"/>
            <calcext:condition calcext:apply-style-name="KO" calcext:value="=&quot;KO&quot;" calcext:base-cell-address="Sheet1.E104"/>
            <calcext:condition calcext:apply-style-name="?" calcext:value="=&quot;?&quot;" calcext:base-cell-address="Sheet1.E104"/>
          </calcext:conditional-format>
          <calcext:conditional-format calcext:target-range-address="Sheet1.E118:Sheet1.E118">
            <calcext:condition calcext:apply-style-name="OK" calcext:value="=&quot;OK&quot;" calcext:base-cell-address="Sheet1.E118"/>
            <calcext:condition calcext:apply-style-name="KO" calcext:value="=&quot;KO&quot;" calcext:base-cell-address="Sheet1.E118"/>
            <calcext:condition calcext:apply-style-name="?" calcext:value="=&quot;?&quot;" calcext:base-cell-address="Sheet1.E118"/>
          </calcext:conditional-format>
          <calcext:conditional-format calcext:target-range-address="Sheet1.E119:Sheet1.E119">
            <calcext:condition calcext:apply-style-name="OK" calcext:value="=&quot;OK&quot;" calcext:base-cell-address="Sheet1.E119"/>
            <calcext:condition calcext:apply-style-name="KO" calcext:value="=&quot;KO&quot;" calcext:base-cell-address="Sheet1.E119"/>
            <calcext:condition calcext:apply-style-name="?" calcext:value="=&quot;?&quot;" calcext:base-cell-address="Sheet1.E119"/>
          </calcext:conditional-format>
          <calcext:conditional-format calcext:target-range-address="Sheet1.E121:Sheet1.E121">
            <calcext:condition calcext:apply-style-name="OK" calcext:value="=&quot;OK&quot;" calcext:base-cell-address="Sheet1.E121"/>
            <calcext:condition calcext:apply-style-name="KO" calcext:value="=&quot;KO&quot;" calcext:base-cell-address="Sheet1.E121"/>
            <calcext:condition calcext:apply-style-name="?" calcext:value="=&quot;?&quot;" calcext:base-cell-address="Sheet1.E121"/>
          </calcext:conditional-format>
          <calcext:conditional-format calcext:target-range-address="Sheet1.E122:Sheet1.E122">
            <calcext:condition calcext:apply-style-name="OK" calcext:value="=&quot;OK&quot;" calcext:base-cell-address="Sheet1.E122"/>
            <calcext:condition calcext:apply-style-name="KO" calcext:value="=&quot;KO&quot;" calcext:base-cell-address="Sheet1.E122"/>
            <calcext:condition calcext:apply-style-name="?" calcext:value="=&quot;?&quot;" calcext:base-cell-address="Sheet1.E122"/>
          </calcext:conditional-format>
          <calcext:conditional-format calcext:target-range-address="Sheet1.E135:Sheet1.E135">
            <calcext:condition calcext:apply-style-name="OK" calcext:value="=&quot;OK&quot;" calcext:base-cell-address="Sheet1.E135"/>
            <calcext:condition calcext:apply-style-name="KO" calcext:value="=&quot;KO&quot;" calcext:base-cell-address="Sheet1.E135"/>
            <calcext:condition calcext:apply-style-name="?" calcext:value="=&quot;?&quot;" calcext:base-cell-address="Sheet1.E135"/>
          </calcext:conditional-format>
          <calcext:conditional-format calcext:target-range-address="Sheet1.E136:Sheet1.E136">
            <calcext:condition calcext:apply-style-name="OK" calcext:value="=&quot;OK&quot;" calcext:base-cell-address="Sheet1.E136"/>
            <calcext:condition calcext:apply-style-name="KO" calcext:value="=&quot;KO&quot;" calcext:base-cell-address="Sheet1.E136"/>
            <calcext:condition calcext:apply-style-name="?" calcext:value="=&quot;?&quot;" calcext:base-cell-address="Sheet1.E1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 loext:vertical-justify="auto"/>
      <style:paragraph-properties css3t:text-justify="auto"/>
    </style:style>
    <style:style style:name="KO" style:family="table-cell" style:parent-style-name="Default">
      <style:table-cell-properties fo:background-color="#ff0000"/>
    </style:style>
    <style:style style:name="_3f_" style:display-name="?" style:family="table-cell" style:parent-style-name="Default">
      <style:table-cell-properties fo:background-color="#ff950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0:28:16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0:12:10.126000000</meta:creation-date>
    <dc:date>2015-03-05T18:43:01.172000000</dc:date>
    <meta:editing-duration>PT9H50M56S</meta:editing-duration>
    <meta:editing-cycles>13</meta:editing-cycles>
    <meta:generator>LibreOffice/4.3.1.2$Windows_x86 LibreOffice_project/958349dc3b25111dbca392fbc281a05559ef6848</meta:generator>
    <meta:document-statistic meta:table-count="1" meta:cell-count="122" meta:object-count="6"/>
  </office:meta>
</office:document-meta>
</file>